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arlo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HLOOKUP(.101;[.A1:.D2];2;0)" office:value-type="string" office:string-value="" calcext:value-type="error">
            <text:p>#NOME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05:16:18.068748100</meta:creation-date>
    <dc:date>2026-01-29T05:18:02.829612300</dc:date>
    <meta:editing-duration>PT1M45S</meta:editing-duration>
    <meta:editing-cycles>1</meta:editing-cycles>
    <meta:generator>LibreOffice/25.8.4.2$Windows_X86_64 LibreOffice_project/290daaa01b999472f0c7a3890eb6a550fd74c6df</meta:generator>
    <meta:document-statistic meta:table-count="1" meta:cell-count="9" meta:object-count="0"/>
  </office:meta>
</office:document-meta>
</file>